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bc0" officeooo:paragraph-rsid="00031bc0"/>
    </style:style>
    <style:style style:name="T1" style:family="text">
      <style:text-properties officeooo:rsid="00032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rama1<text:span text:style-name="T1">modific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0:37:17.146357463</meta:creation-date>
    <dc:date>2021-10-14T20:57:55.633447659</dc:date>
    <meta:editing-duration>PT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20" meta:non-whitespace-character-count="20"/>
  </office:meta>
</office:document-meta>
</file>